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ooc:=VLOOKUP([.L2];[.$O$2:.$P$69];2;0)" office:value-type="float" office:value="8">
            <text:p>8</text:p>
          </table:table-cell>
          <table:table-cell/>
          <table:table-cell office:value-type="string">
            <text:p>Ad régias Agni dapes,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ooc:=VLOOKUP([.L3];[.$O$2:.$P$69];2;0)" office:value-type="float" office:value="1">
            <text:p>1</text:p>
          </table:table-cell>
          <table:table-cell/>
          <table:table-cell office:value-type="string">
            <text:p>Ætérne rerum Cónditor,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ooc:=VLOOKUP([.L4];[.$O$2:.$P$69];2;0)" office:value-type="float" office:value="2">
            <text:p>2</text:p>
          </table:table-cell>
          <table:table-cell/>
          <table:table-cell office:value-type="string">
            <text:p>Ætérna cæli glória,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ooc:=VLOOKUP([.L5];[.$O$2:.$P$69];2;0)" office:value-type="float" office:value="0">
            <text:p>#N/A</text:p>
          </table:table-cell>
          <table:table-cell/>
          <table:table-cell office:value-type="string">
            <text:p>Ales diéi núti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ooc:=VLOOKUP([.L6];[.$O$2:.$P$69];2;0)" office:value-type="float" office:value="2">
            <text:p>2</text:p>
          </table:table-cell>
          <table:table-cell/>
          <table:table-cell office:value-type="string">
            <text:p>Alto ex Olympi vérti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ooc:=VLOOKUP([.L7];[.$O$2:.$P$69];2;0)" office:value-type="float" office:value="3">
            <text:p>3</text:p>
          </table:table-cell>
          <table:table-cell/>
          <table:table-cell office:value-type="string">
            <text:p>Audi, benígne Cónditor,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  <table:table-cell table:formula="oooc:=VLOOKUP([.L8];[.$O$2:.$P$69];2;0)" office:value-type="float" office:value="4">
            <text:p>4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ooc:=VLOOKUP([.L9];[.$O$2:.$P$69];2;0)" office:value-type="float" office:value="5">
            <text:p>5</text:p>
          </table:table-cell>
          <table:table-cell/>
          <table:table-cell office:value-type="string">
            <text:p>Auróra cælum púrpurat,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ooc:=VLOOKUP([.L10];[.$O$2:.$P$69];2;0)" office:value-type="float" office:value="6">
            <text:p>6</text:p>
          </table:table-cell>
          <table:table-cell/>
          <table:table-cell office:value-type="string">
            <text:p>Ave, maris stella,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ooc:=VLOOKUP([.L11];[.$O$2:.$P$69];2;0)" office:value-type="float" office:value="6">
            <text:p>6</text:p>
          </table:table-cell>
          <table:table-cell/>
          <table:table-cell office:value-type="string">
            <text:p>A solis ortus cárdin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ooc:=VLOOKUP([.L12];[.$O$2:.$P$69];2;0)" office:value-type="float" office:value="7">
            <text:p>7</text:p>
          </table:table-cell>
          <table:table-cell/>
          <table:table-cell office:value-type="string">
            <text:p>Beáta nobis gáud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ooc:=VLOOKUP([.L13];[.$O$2:.$P$69];2;0)" office:value-type="float" office:value="9">
            <text:p>9</text:p>
          </table:table-cell>
          <table:table-cell/>
          <table:table-cell office:value-type="string">
            <text:p>Cæli Deus sanctíssime,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ooc:=VLOOKUP([.L14];[.$O$2:.$P$69];2;0)" office:value-type="float" office:value="0">
            <text:p>#N/A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ooc:=VLOOKUP([.L15];[.$O$2:.$P$69];2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ooc:=VLOOKUP([.L16];[.$O$2:.$P$69];2;0)" office:value-type="float" office:value="10">
            <text:p>10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ooc:=VLOOKUP([.L17];[.$O$2:.$P$69];2;0)" office:value-type="float" office:value="0">
            <text:p>#N/A</text:p>
          </table:table-cell>
          <table:table-cell/>
          <table:table-cell office:value-type="string">
            <text:p>Creátor alme síderum,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ooc:=VLOOKUP([.L18];[.$O$2:.$P$69];2;0)" office:value-type="float" office:value="11">
            <text:p>11</text:p>
          </table:table-cell>
          <table:table-cell/>
          <table:table-cell office:value-type="string">
            <text:p>Deus, tuórum mílitum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ooc:=VLOOKUP([.L19];[.$O$2:.$P$69];2;0)" office:value-type="float" office:value="12">
            <text:p>12</text:p>
          </table:table-cell>
          <table:table-cell/>
          <table:table-cell office:value-type="string">
            <text:p>Crudélis Heródes, Deum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ooc:=VLOOKUP([.L20];[.$O$2:.$P$69];2;0)" office:value-type="float" office:value="13">
            <text:p>13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odes hóminum psallimus Angelos,</text:p>
          </table:table-cell>
          <table:table-cell table:formula="oooc:=VLOOKUP([.L21];[.$O$2:.$P$69];2;0)" office:value-type="float" office:value="0">
            <text:p>#N/A</text:p>
          </table:table-cell>
          <table:table-cell/>
          <table:table-cell office:value-type="string">
            <text:p>Domare cordis ímpetus Elisabeth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ooc:=VLOOKUP([.L22];[.$O$2:.$P$69];2;0)" office:value-type="float" office:value="13">
            <text:p>13</text:p>
          </table:table-cell>
          <table:table-cell/>
          <table:table-cell office:value-type="string">
            <text:p>Egregie Doctor, Paule mores ínstrue,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  <table:table-cell table:formula="oooc:=VLOOKUP([.L23];[.$O$2:.$P$69];2;0)" office:value-type="float" office:value="14">
            <text:p>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ooc:=VLOOKUP([.L24];[.$O$2:.$P$69];2;0)" office:value-type="float" office:value="14">
            <text:p>14</text:p>
          </table:table-cell>
          <table:table-cell/>
          <table:table-cell office:value-type="string">
            <text:p>En clara vox redárgui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  <table:table-cell table:formula="oooc:=VLOOKUP([.L25];[.$O$2:.$P$69];2;0)" office:value-type="float" office:value="15">
            <text:p>15</text:p>
          </table:table-cell>
          <table:table-cell/>
          <table:table-cell office:value-type="string">
            <text:p>Exsúltet orbis gáudiis,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ooc:=VLOOKUP([.L26];[.$O$2:.$P$69];2;0)" office:value-type="float" office:value="16">
            <text:p>16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ooc:=VLOOKUP([.L27];[.$O$2:.$P$69];2;0)" office:value-type="float" office:value="16">
            <text:p>16</text:p>
          </table:table-cell>
          <table:table-cell/>
          <table:table-cell office:value-type="string">
            <text:p>Fortem viríli péctor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ooc:=VLOOKUP([.L28];[.$O$2:.$P$69];2;0)" office:value-type="float" office:value="17">
            <text:p>17</text:p>
          </table:table-cell>
          <table:table-cell/>
          <table:table-cell office:value-type="string">
            <text:p>Imménse cæli Cónditor,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ooc:=VLOOKUP([.L29];[.$O$2:.$P$69];2;0)" office:value-type="float" office:value="18">
            <text:p>18</text:p>
          </table:table-cell>
          <table:table-cell/>
          <table:table-cell office:value-type="string">
            <text:p>Iste Conféssor Dómini coléntes,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ooc:=VLOOKUP([.L30];[.$O$2:.$P$69];2;0)" office:value-type="float" office:value="18">
            <text:p>18</text:p>
          </table:table-cell>
          <table:table-cell/>
          <table:table-cell office:value-type="string">
            <text:p>Invícte Martyr, únicu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ooc:=VLOOKUP([.L31];[.$O$2:.$P$69];2;0)" office:value-type="float" office:value="19">
            <text:p>19</text:p>
          </table:table-cell>
          <table:table-cell/>
          <table:table-cell office:value-type="string">
            <text:p>Jam lucis orto sídere,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ooc:=VLOOKUP([.L32];[.$O$2:.$P$69];2;0)" office:value-type="float" office:value="20">
            <text:p>20</text:p>
          </table:table-cell>
          <table:table-cell/>
          <table:table-cell office:value-type="string">
            <text:p>Jesu, coróna célsior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ooc:=VLOOKUP([.L33];[.$O$2:.$P$69];2;0)" office:value-type="float" office:value="20">
            <text:p>20</text:p>
          </table:table-cell>
          <table:table-cell/>
          <table:table-cell office:value-type="string">
            <text:p>Jam sol recédit ígneus: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ooc:=VLOOKUP([.L34];[.$O$2:.$P$69];2;0)" office:value-type="float" office:value="21">
            <text:p>21</text:p>
          </table:table-cell>
          <table:table-cell/>
          <table:table-cell office:value-type="string">
            <text:p>Jesu, coróna Vírginum,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ooc:=VLOOKUP([.L35];[.$O$2:.$P$69];2;0)" office:value-type="float" office:value="0">
            <text:p>#N/A</text:p>
          </table:table-cell>
          <table:table-cell/>
          <table:table-cell office:value-type="string">
            <text:p>Jesu, dulcis memória,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ooc:=VLOOKUP([.L36];[.$O$2:.$P$69];2;0)" office:value-type="float" office:value="22">
            <text:p>22</text:p>
          </table:table-cell>
          <table:table-cell/>
          <table:table-cell office:value-type="string">
            <text:p>Jesu, decus angélicum,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 table:number-columns-repeated="4"/>
          <table:table-cell/>
          <table:table-cell table:formula="oooc:=VLOOKUP([.L37];[.$O$2:.$P$69];2;0)" office:value-type="float" office:value="0">
            <text:p>#N/A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ooc:=VLOOKUP([.L38];[.$O$2:.$P$69];2;0)" office:value-type="float" office:value="22">
            <text:p>22</text:p>
          </table:table-cell>
          <table:table-cell/>
          <table:table-cell office:value-type="string">
            <text:p>Jesu Redémptor ómnium,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ooc:=VLOOKUP([.L39];[.$O$2:.$P$69];2;0)" office:value-type="float" office:value="23">
            <text:p>23</text:p>
          </table:table-cell>
          <table:table-cell/>
          <table:table-cell office:value-type="string">
            <text:p>Lucis Creátor, óptime,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ooc:=VLOOKUP([.L40];[.$O$2:.$P$69];2;0)" office:value-type="float" office:value="25">
            <text:p>25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ooc:=VLOOKUP([.L41];[.$O$2:.$P$69];2;0)" office:value-type="float" office:value="25">
            <text:p>25</text:p>
          </table:table-cell>
          <table:table-cell/>
          <table:table-cell office:value-type="string">
            <text:p>Lux ecce surgit áurea,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ooc:=VLOOKUP([.L42];[.$O$2:.$P$69];2;0)" office:value-type="float" office:value="26">
            <text:p>26</text:p>
          </table:table-cell>
          <table:table-cell/>
          <table:table-cell office:value-type="string">
            <text:p>Lux o decora pátriæ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ooc:=VLOOKUP([.L43];[.$O$2:.$P$69];2;0)" office:value-type="float" office:value="26">
            <text:p>26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ooc:=VLOOKUP([.L44];[.$O$2:.$P$69];2;0)" office:value-type="float" office:value="27">
            <text:p>27</text:p>
          </table:table-cell>
          <table:table-cell/>
          <table:table-cell office:value-type="string">
            <text:p>Magnæ Deus poténtiæ,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ooc:=VLOOKUP([.L45];[.$O$2:.$P$69];2;0)" office:value-type="float" office:value="28">
            <text:p>28</text:p>
          </table:table-cell>
          <table:table-cell/>
          <table:table-cell office:value-type="string">
            <text:p>Opes decusque regium reliqueras,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ooc:=VLOOKUP([.L46];[.$O$2:.$P$69];2;0)" office:value-type="float" office:value="29">
            <text:p>29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  <table:table-cell table:formula="oooc:=VLOOKUP([.L47];[.$O$2:.$P$69];2;0)" office:value-type="float" office:value="30">
            <text:p>30</text:p>
          </table:table-cell>
          <table:table-cell/>
          <table:table-cell office:value-type="string">
            <text:p>O gente felix hóspita,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ooc:=VLOOKUP([.L48];[.$O$2:.$P$69];2;0)" office:value-type="float" office:value="31">
            <text:p>31</text:p>
          </table:table-cell>
          <table:table-cell/>
          <table:table-cell office:value-type="string">
            <text:p>O gloriósa vírginum,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ooc:=VLOOKUP([.L49];[.$O$2:.$P$69];2;0)" office:value-type="float" office:value="31">
            <text:p>31</text:p>
          </table:table-cell>
          <table:table-cell/>
          <table:table-cell office:value-type="string">
            <text:p>O lux beáta Cælitum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ooc:=VLOOKUP([.L50];[.$O$2:.$P$69];2;0)" office:value-type="float" office:value="32">
            <text:p>32</text:p>
          </table:table-cell>
          <table:table-cell/>
          <table:table-cell office:value-type="string">
            <text:p>O sola magnárum úrbium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ooc:=VLOOKUP([.L51];[.$O$2:.$P$69];2;0)" office:value-type="float" office:value="33">
            <text:p>33</text:p>
          </table:table-cell>
          <table:table-cell/>
          <table:table-cell office:value-type="string">
            <text:p>Pange, lingua, gloriósi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ooc:=VLOOKUP([.L52];[.$O$2:.$P$69];2;0)" office:value-type="float" office:value="34">
            <text:p>34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ooc:=VLOOKUP([.L53];[.$O$2:.$P$69];2;0)" office:value-type="float" office:value="34">
            <text:p>34</text:p>
          </table:table-cell>
          <table:table-cell/>
          <table:table-cell office:value-type="string">
            <text:p>Paschále mundo gáudium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ooc:=VLOOKUP([.L54];[.$O$2:.$P$69];2;0)" office:value-type="float" office:value="36">
            <text:p>36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ooc:=VLOOKUP([.L55];[.$O$2:.$P$69];2;0)" office:value-type="float" office:value="35">
            <text:p>3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  <table:table-cell table:formula="oooc:=VLOOKUP([.L56];[.$O$2:.$P$69];2;0)" office:value-type="float" office:value="32">
            <text:p>32</text:p>
          </table:table-cell>
          <table:table-cell/>
          <table:table-cell office:value-type="string">
            <text:p>Rerum, Deus, tenax vigor,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ooc:=VLOOKUP([.L57];[.$O$2:.$P$69];2;0)" office:value-type="float" office:value="36">
            <text:p>36</text:p>
          </table:table-cell>
          <table:table-cell/>
          <table:table-cell office:value-type="string">
            <text:p>Rex gloriose Mártyrum,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ooc:=VLOOKUP([.L58];[.$O$2:.$P$69];2;0)" office:value-type="float" office:value="37">
            <text:p>37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ooc:=VLOOKUP([.L59];[.$O$2:.$P$69];2;0)" office:value-type="float" office:value="38">
            <text:p>38</text:p>
          </table:table-cell>
          <table:table-cell/>
          <table:table-cell office:value-type="string">
            <text:p>Sanctórum méritis inclyta gáudia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ooc:=VLOOKUP([.L60];[.$O$2:.$P$69];2;0)" office:value-type="float" office:value="39">
            <text:p>39</text:p>
          </table:table-cell>
          <table:table-cell/>
          <table:table-cell office:value-type="string">
            <text:p>Sédibus cæli nitidis receptos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  <table:table-cell table:formula="oooc:=VLOOKUP([.L61];[.$O$2:.$P$69];2;0)" office:value-type="float" office:value="39">
            <text:p>3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ooc:=VLOOKUP([.L62];[.$O$2:.$P$69];2;0)" office:value-type="float" office:value="39">
            <text:p>39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ooc:=VLOOKUP([.L63];[.$O$2:.$P$69];2;0)" office:value-type="float" office:value="40">
            <text:p>40</text:p>
          </table:table-cell>
          <table:table-cell/>
          <table:table-cell office:value-type="string">
            <text:p>Te lucis ante términ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  <table:table-cell table:formula="oooc:=VLOOKUP([.L64];[.$O$2:.$P$69];2;0)" office:value-type="float" office:value="41">
            <text:p>41</text:p>
          </table:table-cell>
          <table:table-cell/>
          <table:table-cell office:value-type="string">
            <text:p>Tristes erant Apóstoli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  <table:table-cell table:formula="oooc:=VLOOKUP([.L65];[.$O$2:.$P$69];2;0)" office:value-type="float" office:value="42">
            <text:p>42</text:p>
          </table:table-cell>
          <table:table-cell/>
          <table:table-cell office:value-type="string">
            <text:p>Tu, Trinitátis Unitas,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ooc:=VLOOKUP([.L66];[.$O$2:.$P$69];2;0)" office:value-type="float" office:value="43">
            <text:p>43</text:p>
          </table:table-cell>
          <table:table-cell/>
          <table:table-cell office:value-type="string">
            <text:p>Tu natale solum prótege, tu bonæ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ooc:=VLOOKUP([.L67];[.$O$2:.$P$69];2;0)" office:value-type="float" office:value="0">
            <text:p>#N/A</text:p>
          </table:table-cell>
          <table:table-cell/>
          <table:table-cell office:value-type="string">
            <text:p>Veni, Creátor Spíritus,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ooc:=VLOOKUP([.L68];[.$O$2:.$P$69];2;0)" office:value-type="float" office:value="0">
            <text:p>#N/A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ooc:=VLOOKUP([.L69];[.$O$2:.$P$69];2;0)" office:value-type="float" office:value="44">
            <text:p>44</text:p>
          </table:table-cell>
          <table:table-cell/>
          <table:table-cell office:value-type="string">
            <text:p>Vexílla Regis pródeunt: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ooc:=VLOOKUP([.L70];[.$O$2:.$P$69];2;0)" office:value-type="float" office:value="0">
            <text:p>#N/A</text:p>
          </table:table-cell>
          <table:table-cell table:number-columns-repeated="3"/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ooc:=VLOOKUP([.L71];[.$O$2:.$P$69];2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ooc:=VLOOKUP([.L72];[.$O$2:.$P$69];2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  <table:table-cell table:formula="oooc:=VLOOKUP([.L73];[.$O$2:.$P$69];2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  <table:table-cell table:formula="oooc:=VLOOKUP([.L74];[.$O$2:.$P$69];2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ooc:=VLOOKUP([.L75];[.$O$2:.$P$69];2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number-columns-repeated="4"/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number-columns-repeated="4"/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 table:number-columns-repeated="9"/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1:Sheet1.L11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2">09/22/2008</text:date>, <text:time>16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David Siefker</meta:initial-creator>
    <meta:creation-date>2008-08-03T18:02:48</meta:creation-date>
    <dc:creator>David Siefker</dc:creator>
    <dc:date>2008-09-22T16:29:50</dc:date>
    <meta:editing-cycles>19</meta:editing-cycles>
    <meta:editing-duration>P1DT0H31M42S</meta:editing-duration>
    <meta:user-defined meta:name="Info 1"/>
    <meta:user-defined meta:name="Info 2"/>
    <meta:user-defined meta:name="Info 3"/>
    <meta:user-defined meta:name="Info 4"/>
    <meta:document-statistic meta:table-count="3" meta:cell-count="1648"/>
  </office:meta>
</office:document-meta>
</file>